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b77f"/>
    </style:style>
    <style:style style:name="P2" style:family="paragraph" style:parent-style-name="Standard">
      <style:text-properties fo:font-weight="normal" officeooo:paragraph-rsid="001db77f" fo:background-color="#ffffff" style:font-weight-asian="normal" style:font-weight-complex="normal"/>
    </style:style>
    <style:style style:name="P3" style:family="paragraph" style:parent-style-name="Standard">
      <style:text-properties fo:font-size="16pt" fo:font-weight="normal" officeooo:paragraph-rsid="001db77f" fo:background-color="#ffffff" style:font-size-asian="16pt" style:font-weight-asian="normal" style:font-size-complex="16pt" style:font-weight-complex="normal"/>
    </style:style>
    <style:style style:name="P4" style:family="paragraph" style:parent-style-name="Standard">
      <style:text-properties officeooo:rsid="00200d1b" officeooo:paragraph-rsid="00200d1b"/>
    </style:style>
    <style:style style:name="P5" style:family="paragraph" style:parent-style-name="Standard">
      <style:text-properties fo:font-size="16pt" fo:font-weight="normal" officeooo:rsid="001db77f" officeooo:paragraph-rsid="001db77f" fo:background-color="#ffffff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200d1b" officeooo:paragraph-rsid="00200d1b" fo:background-color="#ffffff" style:font-size-asian="16pt" style:font-weight-asian="normal" style:font-size-complex="16pt" style:font-weight-complex="normal"/>
    </style:style>
    <style:style style:name="T1" style:family="text">
      <style:text-properties fo:font-size="20pt" officeooo:rsid="00110e24" style:font-size-asian="17.5pt" style:font-size-complex="20pt"/>
    </style:style>
    <style:style style:name="T2" style:family="text">
      <style:text-properties fo:font-size="20pt" fo:font-weight="bold" officeooo:rsid="00110e24" fo:background-color="#ff4000" loext:char-shading-value="0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db77f" fo:background-color="#ff4000" loext:char-shading-value="0" style:font-size-asian="17.5pt" style:font-weight-asian="bold" style:font-size-complex="20pt" style:font-weight-complex="bold"/>
    </style:style>
    <style:style style:name="T4" style:family="text">
      <style:text-properties fo:font-size="16pt" fo:font-weight="normal" fo:background-color="#ffffff" loext:char-shading-value="0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db77f" fo:background-color="#ffffff" loext:char-shading-value="0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9"/><text:span text:style-name="T3">Commands For </text:span><text:span text:style-name="T2">YII</text:span></text:p>
      <text:p text:style-name="P2"><text:span text:style-name="T1"><text:s text:c="44"/></text:span><text:span text:style-name="T3">01/02/2022</text:span></text:p>
      <text:p text:style-name="P5">1) For Run Yii Basic Project To Use Command</text:p>
      <text:p text:style-name="P5"><text:s text:c="6"/>php yii serve</text:p>
      <text:p text:style-name="P3"/>
      <text:p text:style-name="P5">2) For Run Yii Advanced Project To Use For frontend command</text:p>
      <text:p text:style-name="P5"><text:s text:c="4"/>php yii serve --docroot”frontend/web/”</text:p>
      <text:p text:style-name="P5"><text:s text:c="4"/>To Use For backend command <text:s text:c="2"/></text:p>
      <text:p text:style-name="P1"><text:span text:style-name="T4"><text:s text:c="4"/></text:span><text:span text:style-name="T5">php yii serve –docroot”backend/web/”</text:span></text:p>
      <text:p text:style-name="P5"/>
      <text:p text:style-name="P4"><text:span text:style-name="T5">3</text:span><text:span text:style-name="T4">) To use php yii command to show all over project usefull commands to use command for</text:span></text:p>
      <text:p text:style-name="P6"><text:s text:c="3"/>php yi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5:59:32.897911801</meta:creation-date>
    <meta:generator>LibreOffice/6.4.7.2$Linux_X86_64 LibreOffice_project/40$Build-2</meta:generator>
    <dc:date>2022-02-01T16:09:32.862292806</dc:date>
    <meta:editing-duration>PT9M59S</meta:editing-duration>
    <meta:editing-cycles>3</meta:editing-cycles>
    <meta:document-statistic meta:table-count="0" meta:image-count="0" meta:object-count="0" meta:page-count="1" meta:paragraph-count="10" meta:word-count="60" meta:character-count="461" meta:non-whitespace-character-count="285"/>
  </office:meta>
</office:document-meta>
</file>